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chemaDVFactory.createTypeUnion( String name , String targetNamespace , short finalSet , XSSimpleType [ ] memberTypes , XSObjectList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SchemaDVFactory.createBuiltInTypes( SymbolHash builtInTypes , XSSimpleTypeDecl baseAtomic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170">
            <text:p text:style-name="Table_20_Contents">170</text:p>
          </table:table-cell>
        </table:table-row>
        <table:table-row>
          <table:table-cell office:value-type="string">
            <text:p text:style-name="Table_20_Contents">BaseSchemaDVFactory.createTypeRestriction( String name , String targetNamespace , short finalSet , XSSimpleType base , XSObjectList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chemaDVFactory.setDeclPool( XSDeclarationPool decl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chemaDVFactory.createTypeList( String name , String targetNamespace , short finalSet , XSSimpleType itemType , XSObjectList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